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1f1f1f" loext:opacity="100%" style:font-name="Google Sans" fo:font-size="10.5pt" fo:letter-spacing="normal" fo:font-style="normal" fo:font-weight="normal"/>
    </style:style>
    <style:style style:name="T2" style:family="text">
      <style:text-properties fo:font-variant="normal" fo:text-transform="none" fo:color="#1f1f1f" loext:opacity="100%" fo:letter-spacing="normal"/>
    </style:style>
    <style:style style:name="T3" style:family="text">
      <style:text-properties fo:font-variant="normal" fo:text-transform="none" fo:color="#1f1f1f" loext:opacity="100%" fo:letter-spacing="normal" style:font-name-complex="Google Sans" style:font-size-complex="10.5pt" style:font-style-complex="normal" style:font-weight-complex="normal"/>
    </style:style>
    <style:style style:name="T4" style:family="text">
      <style:text-properties style:language-complex="te" style:country-complex="IN"/>
    </style:style>
    <style:style style:name="T5" style:family="text">
      <style:text-properties fo:font-variant="normal" fo:text-transform="none" fo:color="#1f1f1f" loext:opacity="100%" fo:letter-spacing="normal" style:font-name-complex="Google Sans" style:font-size-complex="10.5pt" style:language-complex="te" style:country-complex="IN" style:font-style-complex="normal" style:font-weight-complex="normal"/>
    </style:style>
    <style:style style:name="T6" style:family="text">
      <style:text-properties fo:font-variant="normal" fo:text-transform="none" fo:color="#1f1f1f" loext:opacity="100%" style:font-name="Google Sans" fo:font-size="10.5pt" fo:letter-spacing="normal" fo:font-style="normal" fo:font-weight="normal" style:language-complex="te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agine you have a special power sleeping inside you, like a tiny dragon. Sahaja Yoga is a way to wake up that power gently and safely. When the power wakes up, it makes you feel good, happy, and peaceful. It's like magic, but it's real!</text:span><text:span text:style-name="T2"> </text:span><text:span text:style-name="T1">This power can even help you if you're feeling sick or sad. It's like a superhero inside you! Sahaja Yoga is easy and anyone can do it. You don't need to be special or know a lot of things. Just try it and see how amazing it feels!</text:span> </text:p>
      <text:p text:style-name="P1"/>
      <text:p text:style-name="P1"><text:span text:style-name="T3"/></text:p>
      <text:p text:style-name="P1"><text:span text:style-name="T4">మనలో </text:span><text:span text:style-name="T3">ఒక చిన్న డ్రాగన్ లాంటి ప్రత్యేక శక్తి నిద్రపోతోంద</text:span><text:span text:style-name="T5">నుకోండి</text:span><text:span text:style-name="T1">. </text:span><text:span text:style-name="T3">సహజ యో</text:span><text:span text:style-name="T5">గం </text:span><text:span text:style-name="T3"><text:s/>ఆ శక్తిని మెల్లగా మరియు సురక్షితంగా మేల్కొలిపే మార్గం</text:span><text:span text:style-name="T1">. </text:span><text:span text:style-name="T3">ఆ శక్తి మేల్కొన్నప్పుడు</text:span><text:span text:style-name="T1">, </text:span><text:span text:style-name="T3">అది </text:span><text:span text:style-name="T5">మీకు </text:span><text:span text:style-name="T3">మంచి అనుభూతిని</text:span><text:span text:style-name="T1">, </text:span><text:span text:style-name="T3">ఆనందాన్ని మరియు ప్రశాంతతను కలిగిస్తుంది</text:span><text:span text:style-name="T1">. </text:span><text:span text:style-name="T3">ఇది మాయాజాలం లాంటిది</text:span><text:span text:style-name="T1">, </text:span><text:span text:style-name="T3">కానీ నిజం</text:span><text:span text:style-name="T1">! </text:span><text:span text:style-name="T6">మీకు </text:span><text:span text:style-name="T3">అనారోగ్యంగా లేదా విచారంగా అనిపిస్తే కూడా ఈ శక్తి సహాయం చేస్తుంది</text:span><text:span text:style-name="T1">. </text:span><text:span text:style-name="T3">ఇది </text:span><text:span text:style-name="T5">మీలో </text:span><text:span text:style-name="T3">ఉన్న </text:span><text:span text:style-name="T5">మహావీరుని వంటిది </text:span><text:span text:style-name="T1">! </text:span><text:span text:style-name="T3">సహజ యో</text:span><text:span text:style-name="T5">గం </text:span><text:span text:style-name="T3"><text:s/>చాలా సులభం మరియు ఎవరైనా చేయవచ్చు</text:span><text:span text:style-name="T1">. </text:span><text:span text:style-name="T6">మీరు </text:span><text:span text:style-name="T3">ప్రత్యేకంగా ఉండనవసరం లేదు, </text:span><text:span text:style-name="T5">మరియు </text:span><text:span text:style-name="T3">చాలా విషయాలు తెలుసుకోవలసిన అవసరం లేదు</text:span><text:span text:style-name="T1">. </text:span><text:span text:style-name="T3">ప్రయత్నించి </text:span><text:span text:style-name="T5">చూడండి</text:span><text:span text:style-name="T1">, </text:span><text:span text:style-name="T6">ఇది </text:span><text:span text:style-name="T3">ఎంత అద్భుతంగా అనిపిస్తుందో</text:span><text:span text:style-name="T1">!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0T10:57:24.079000000</dc:date>
    <meta:editing-duration>PT6M45S</meta:editing-duration>
    <meta:editing-cycles>5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2" meta:word-count="165" meta:character-count="778" meta:non-whitespace-character-count="611"/>
  </office:meta>
</office:document-meta>
</file>